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obyčejné" style:font-family-generic="swiss" style:font-pitch="variable"/>
    <style:font-face style:name="Verdana" svg:font-family="Verdana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2" officeooo:rsid="00006640" officeooo:paragraph-rsid="00006640"/>
    </style:style>
    <style:style style:name="P2" style:family="paragraph" style:parent-style-name="Standard" style:list-style-name="L1">
      <style:text-properties style:font-name="Verdana2" officeooo:rsid="00006640" officeooo:paragraph-rsid="00006640"/>
    </style:style>
    <style:style style:name="P3" style:family="paragraph" style:parent-style-name="Standard" style:list-style-name="L2">
      <style:text-properties style:font-name="Verdana2" officeooo:rsid="00006640" officeooo:paragraph-rsid="00006640"/>
    </style:style>
    <style:style style:name="P4" style:family="paragraph" style:parent-style-name="Standard">
      <style:paragraph-properties fo:margin-left="1.499cm" fo:margin-right="0cm" fo:margin-top="0cm" fo:margin-bottom="0.101cm" style:contextual-spacing="false" fo:text-indent="-1.499cm" style:auto-text-indent="false">
        <style:tab-stops/>
      </style:paragraph-properties>
      <style:text-properties style:font-name="Verdana2" officeooo:paragraph-rsid="000a3069"/>
    </style:style>
    <style:style style:name="P5" style:family="paragraph" style:parent-style-name="Standard">
      <style:paragraph-properties fo:margin-left="1.499cm" fo:margin-right="0cm" fo:margin-top="0cm" fo:margin-bottom="0.101cm" style:contextual-spacing="false" fo:text-indent="-1.499cm" style:auto-text-indent="false">
        <style:tab-stops/>
      </style:paragraph-properties>
      <style:text-properties style:font-name="Verdana2" officeooo:paragraph-rsid="00006640"/>
    </style:style>
    <style:style style:name="P6" style:family="paragraph" style:parent-style-name="Standard">
      <style:paragraph-properties fo:margin-left="1.499cm" fo:margin-right="0cm" fo:margin-top="0cm" fo:margin-bottom="0.101cm" style:contextual-spacing="false" fo:text-indent="-1.499cm" style:auto-text-indent="false">
        <style:tab-stops/>
      </style:paragraph-properties>
      <style:text-properties style:font-name="Verdana2" officeooo:paragraph-rsid="0008d68c"/>
    </style:style>
    <style:style style:name="P7" style:family="paragraph" style:parent-style-name="Standard">
      <style:paragraph-properties fo:margin-left="1.499cm" fo:margin-right="0cm" fo:margin-top="0cm" fo:margin-bottom="0.101cm" style:contextual-spacing="false" fo:text-indent="-1.499cm" style:auto-text-indent="false">
        <style:tab-stops/>
      </style:paragraph-properties>
      <style:text-properties style:font-name="Verdana2" officeooo:paragraph-rsid="000aa6f0"/>
    </style:style>
    <style:style style:name="P8" style:family="paragraph" style:parent-style-name="Standard">
      <style:paragraph-properties fo:margin-left="1.499cm" fo:margin-right="0cm" fo:margin-top="0cm" fo:margin-bottom="0.101cm" style:contextual-spacing="false" fo:text-indent="-1.499cm" style:auto-text-indent="false">
        <style:tab-stops/>
      </style:paragraph-properties>
      <style:text-properties style:font-name="Verdana2" officeooo:paragraph-rsid="000a9bf7"/>
    </style:style>
    <style:style style:name="P9" style:family="paragraph" style:parent-style-name="Heading_20_2">
      <style:text-properties style:font-name="Verdana2" officeooo:rsid="00006640"/>
    </style:style>
    <style:style style:name="P10" style:family="paragraph" style:parent-style-name="Heading_20_2">
      <style:text-properties officeooo:rsid="00006640"/>
    </style:style>
    <style:style style:name="P11" style:family="paragraph" style:parent-style-name="Heading_20_3">
      <style:text-properties style:font-name="Verdana2" officeooo:rsid="00006640"/>
    </style:style>
    <style:style style:name="P12" style:family="paragraph" style:parent-style-name="Heading_20_3">
      <style:text-properties style:font-name="Verdana2" officeooo:rsid="00006640" officeooo:paragraph-rsid="00027125"/>
    </style:style>
    <style:style style:name="P13" style:family="paragraph" style:parent-style-name="Heading_20_3">
      <style:text-properties officeooo:rsid="00006640"/>
    </style:style>
    <style:style style:name="P14" style:family="paragraph" style:parent-style-name="Heading_20_4">
      <style:text-properties officeooo:rsid="00006640"/>
    </style:style>
    <style:style style:name="P15" style:family="paragraph" style:parent-style-name="Heading_20_4">
      <style:text-properties officeooo:rsid="00006640" officeooo:paragraph-rsid="00027125"/>
    </style:style>
    <style:style style:name="P16" style:family="paragraph" style:parent-style-name="Heading_20_4">
      <style:text-properties officeooo:paragraph-rsid="0007b3d2"/>
    </style:style>
    <style:style style:name="P17" style:family="paragraph" style:parent-style-name="Heading_20_4">
      <style:text-properties officeooo:paragraph-rsid="000d469f"/>
    </style:style>
    <style:style style:name="P18" style:family="paragraph" style:parent-style-name="Heading_20_1">
      <style:text-properties style:font-name="Verdana2" officeooo:rsid="00006640"/>
    </style:style>
    <style:style style:name="T1" style:family="text">
      <style:text-properties officeooo:rsid="00006640"/>
    </style:style>
    <style:style style:name="T2" style:family="text">
      <style:text-properties fo:font-weight="bold" officeooo:rsid="00006640" style:font-weight-asian="bold" style:font-weight-complex="bold"/>
    </style:style>
    <style:style style:name="T3" style:family="text">
      <style:text-properties fo:font-weight="bold" officeooo:rsid="0008d68c" style:font-weight-asian="bold" style:font-weight-complex="bold"/>
    </style:style>
    <style:style style:name="T4" style:family="text">
      <style:text-properties fo:font-weight="bold" officeooo:rsid="000a3069" style:font-weight-asian="bold" style:font-weight-complex="bold"/>
    </style:style>
    <style:style style:name="T5" style:family="text">
      <style:text-properties fo:font-weight="bold" officeooo:rsid="000a9bf7" style:font-weight-asian="bold" style:font-weight-complex="bold"/>
    </style:style>
    <style:style style:name="T6" style:family="text">
      <style:text-properties fo:font-weight="bold" officeooo:rsid="000aa6f0" style:font-weight-asian="bold" style:font-weight-complex="bold"/>
    </style:style>
    <style:style style:name="T7" style:family="text">
      <style:text-properties officeooo:rsid="0007b3d2"/>
    </style:style>
    <style:style style:name="T8" style:family="text">
      <style:text-properties officeooo:rsid="0008d68c"/>
    </style:style>
    <style:style style:name="T9" style:family="text">
      <style:text-properties officeooo:rsid="000a3069"/>
    </style:style>
    <style:style style:name="T10" style:family="text">
      <style:text-properties officeooo:rsid="000a9bf7"/>
    </style:style>
    <style:style style:name="T11" style:family="text">
      <style:text-properties officeooo:rsid="000aa6f0"/>
    </style:style>
    <style:style style:name="T12" style:family="text">
      <style:text-properties officeooo:rsid="000d469f"/>
    </style:style>
    <style:style style:name="T13" style:family="text">
      <style:text-properties officeooo:rsid="000ef6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Katalog požadavků</text:h>
      <text:h text:style-name="P9" text:outline-level="2">Omezení</text:h>
      <text:h text:style-name="P11" text:outline-level="3">Mobilní aplikace</text:h>
      <text:p text:style-name="P1">Je zapotřebí vytvořit takové verze mobilní aplikace, aby byla schopná pracovat na následujících operačních systémech:</text:p>
      <text:list xml:id="list7444156618000957179" text:style-name="L1">
        <text:list-item>
          <text:p text:style-name="P2">Microsoft Windows Phone 8</text:p>
        </text:list-item>
        <text:list-item>
          <text:p text:style-name="P2">Apple iOS (verze a novější)</text:p>
        </text:list-item>
        <text:list-item>
          <text:p text:style-name="P2">Google Android (verze 4.3 a novější)</text:p>
        </text:list-item>
      </text:list>
      <text:h text:style-name="P11" text:outline-level="3">Webová aplikace</text:h>
      <text:p text:style-name="P1">Webová aplikace musí být kompatibilní s následujícími prohlížeči:</text:p>
      <text:list xml:id="list7585722963795415198" text:style-name="L2">
        <text:list-item>
          <text:p text:style-name="P3">Google Chrome 30.0</text:p>
        </text:list-item>
        <text:list-item>
          <text:p text:style-name="P3">Mozilla Firefox 24.0</text:p>
        </text:list-item>
        <text:list-item>
          <text:p text:style-name="P3">Microsoft Internet Explorer 11</text:p>
        </text:list-item>
        <text:list-item>
          <text:p text:style-name="P3">Opera 17</text:p>
        </text:list-item>
        <text:list-item>
          <text:p text:style-name="P3">Apple Safari 7</text:p>
        </text:list-item>
      </text:list>
      <text:p text:style-name="P1">Kromě toho, webová aplikace musí být navržena na principu „Responsive design“ (pro jednoduché používání na smartphonech a tabletech).</text:p>
      <text:h text:style-name="P11" text:outline-level="3">Mobilní vs. webová aplikace</text:h>
      <text:p text:style-name="P1">Mobilní aplikace musí být nezávislá na webové aplikace a nebude rozdíl ve výsledku dat, ať uživatel používá libovolnou z nich.</text:p>
      <text:h text:style-name="P10" text:outline-level="2">Požadavky</text:h>
      <text:h text:style-name="P13" text:outline-level="3">Google Maps</text:h>
      <text:p text:style-name="P1">Pro lepší uživatelskou přívětivost budou obě aplikace využívat Google Maps API, takže uživatel bude moci označit místa na mapě. Mobilní aplikace bude schopna předvyplňovat aktuální polohu pomocí GPS souřadnic.</text:p>
      <text:h text:style-name="P11" text:outline-level="3">Facebook Places</text:h>
      <text:p text:style-name="P1">Aplikace bude mít možnost synchronizovat navštívená místa uživatele se službou Facebook places.</text:p>
      <text:h text:style-name="P9" text:outline-level="2">Závislosti</text:h>
      <text:p text:style-name="P1">Projekt bude závislý na rozhraní Google Maps API a Facebook Places API. Bude rovněž platit závislost mezi každou verzí mobilní aplikace a operačním systémem, na které běží.</text:p>
      <text:h text:style-name="P9" text:outline-level="2"><text:soft-page-break/>Nefunkční požadavky</text:h>
      <text:h text:style-name="P11" text:outline-level="3">Výkonostní požadavky</text:h>
      <text:h text:style-name="P14" text:outline-level="4">Systém by měl být schopen běžet 7*24</text:h>
      <text:h text:style-name="P14" text:outline-level="4">Dostupnost systému by měla být 99%</text:h>
      <text:h text:style-name="P14" text:outline-level="4">Systém by měl zvládat paralelní práci více uživatelů (předpokládaný počet uživatelů využívající systém v jednu chvíli – řádově stovky)</text:h>
      <text:h text:style-name="P14" text:outline-level="4">Systém by měl být schopen udržet a spravovat záznamy řádově desetitisíce uživatelů.</text:h>
      <text:h text:style-name="P11" text:outline-level="3">Ostatní požadavky</text:h>
      <text:h text:style-name="P14" text:outline-level="4">Funkce systému jsou přímo závislé na funkčnosti Google Maps, při výpadku nebude v systému fungovat práce s mapou</text:h>
      <text:h text:style-name="P14" text:outline-level="4">Systém je částečně závislý na síti Facebook, při výpadku by měl systém stále fungovat, omezeny by měly být pouze funkce související s použitím sítě Facebook</text:h>
      <text:h text:style-name="P14" text:outline-level="4">Uživatelé se systémem komunikují pomocí klienta (webová nebo mobilní aplikace)</text:h>
      <text:h text:style-name="P14" text:outline-level="4">Systém by měl být snadno lokolizovatelný (pokud to dává smysl, při používání uživately, kteří budou přidávat příspěvky v různých jazycích)</text:h>
      <text:h text:style-name="P9" text:outline-level="2">Funkční požadavky</text:h>
      <text:h text:style-name="P11" text:outline-level="3">Primární funkční požadavky</text:h>
      <text:h text:style-name="P14" text:outline-level="4">Spravování uživatelů</text:h>
      <text:h text:style-name="P14" text:outline-level="4">Spravování navštívených míst</text:h>
      <text:h text:style-name="P14" text:outline-level="4">Spravování diskuzních fór</text:h>
      <text:h text:style-name="P15" text:outline-level="4">Spravování komerčních organizací a inzerce</text:h>
      <text:h text:style-name="P12" text:outline-level="3">Základní funkcionalita</text:h>
      <text:h text:style-name="P15" text:outline-level="4">Systém musí zobrazit mapu se všemi vloženými místy, včetně doplňujích informací o nich, pro libovolného uživatele systému</text:h>
      <text:h text:style-name="P15" text:outline-level="4">Systém umožňuje vyhledávat místa, pomocí mapy, nebo pomocí dotazu (text, filtr)</text:h>
      <text:h text:style-name="P15" text:outline-level="4">Systém umožňuje procházet diskuze o jednotlivých místech libovolnému uživateli</text:h>
      <text:h text:style-name="P15" text:outline-level="4">Přihlášený uživatel může přidat místo, upravit informace o místě</text:h>
      <text:h text:style-name="P15" text:outline-level="4">Přihlášený uživatel může přidávat diskuzní příspěvky</text:h>
      <text:h text:style-name="P15" text:outline-level="4">Komernční organizace může k místu přidat svojí inzerci</text:h>
      <text:h text:style-name="P12" text:outline-level="3"><text:soft-page-break/>Spravování uživatelů</text:h>
      <text:h text:style-name="P14" text:outline-level="4">Uživatel může založit účet</text:h>
      <text:h text:style-name="P14" text:outline-level="4">Uživatel se může do účtu přihlásit</text:h>
      <text:h text:style-name="P14" text:outline-level="4">Uživatel se může z účtu odhlásit</text:h>
      <text:h text:style-name="P14" text:outline-level="4">Uživatel může k účtu přiřadit profil na Facebooku</text:h>
      <text:h text:style-name="P14" text:outline-level="4">Uživatel může zrušit účet</text:h>
      <text:h text:style-name="P14" text:outline-level="4">Administrátor systému může blokovat/odblokovat uživatele (podle účtu nebo IP adresy)</text:h>
      <text:h text:style-name="P11" text:outline-level="3">Spravování navštívených míst</text:h>
      <text:h text:style-name="P14" text:outline-level="4">Místo může být přidáno libovolným přihlášeným uživatelem</text:h>
      <text:h text:style-name="P14" text:outline-level="4">Místo může být upraveno libovolným přihlášeným uživatelem</text:h>
      <text:h text:style-name="P14" text:outline-level="4">Místo může smazat administrátor/moderátor na žádost uživatele, nebo po vlastní úvaze</text:h>
      <text:h text:style-name="P17" text:outline-level="4"><text:span text:style-name="T12">K místu můžou být přidány další doplňující informace – typ cesty, fotografie, videa, komentář, tagy</text:span></text:h>
      <text:h text:style-name="P16" text:outline-level="4"><text:span text:style-name="T7">K místu může být přidán způsob dopravy</text:span></text:h>
      <text:h text:style-name="P11" text:outline-level="3">Spravování diskuzních fór</text:h>
      <text:h text:style-name="P14" text:outline-level="4">Diskuzní fórum k místo může založit libovolný přihlášený uživatel</text:h>
      <text:h text:style-name="P14" text:outline-level="4">Příspěvky do fóra může přidávat libovolný přihlášený uživatel</text:h>
      <text:h text:style-name="P14" text:outline-level="4">Libovolný přihlášený uživatel může mazat/upravovat svoje příspěvky</text:h>
      <text:h text:style-name="P14" text:outline-level="4">Administrátor/moderátor může mazat všechny příspěvky</text:h>
      <text:h text:style-name="P17" text:outline-level="4"><text:span text:style-name="T12">Uživatelé mohou hodnotit příspěvky autora</text:span></text:h>
      <text:h text:style-name="P11" text:outline-level="3">Spravování komerčních organizací a inzerce</text:h>
      <text:h text:style-name="P14" text:outline-level="4">Komerční organizace může k místu přidat placenou inzerci</text:h>
      <text:h text:style-name="P14" text:outline-level="4">Inzerce je placená na časové období, po něm je v případě, že není prodloužená automaticky systémem odstraněna</text:h>
      <text:h text:style-name="P9" text:outline-level="2">Aktéři</text:h>
      <text:h text:style-name="P11" text:outline-level="3">Běžný uživatel</text:h>
      <text:p text:style-name="P1">Běžný uživatel (nebo pouze Uživatel) používá systém nejčastěji. Je mu umožněna funkcionalita popsaná v bodech 5.2 – 5.5, kromě funkcionality pro Organizace, Administrátory a Moderátory.</text:p>
      <text:h text:style-name="P11" text:outline-level="3">Nepřihlášený uživatel</text:h>
      <text:p text:style-name="P1">Uživatel, který není přihlášený v systému, může pouze prohlížet obsah, nemůžu přidávat, ani editovat žádný obsah.</text:p>
      <text:h text:style-name="P11" text:outline-level="3"><text:soft-page-break/>Uživatel Facebooku</text:h>
      <text:p text:style-name="P1">Uživatel Facebooku je běžný uživatel, který má navíc účet na sociální síti Facebook, z které může přenést údaje o navštívených místech.</text:p>
      <text:h text:style-name="P11" text:outline-level="3">Administrátor</text:h>
      <text:p text:style-name="P1">Správce systému s právy měnit veškerý obsah.</text:p>
      <text:h text:style-name="P11" text:outline-level="3">Moderátor</text:h>
      <text:p text:style-name="P1">Správce diskuzního fóra, který má právo měnit veškerý obsah diskuzního fóra.</text:p>
      <text:h text:style-name="P11" text:outline-level="3">Organizace</text:h>
      <text:p text:style-name="P1">Organizace je typ uživatele, který za poplatek zviditelnňuje své objekty běžným uživatelům a uživatelům Facebooku.</text:p>
      <text:h text:style-name="P9" text:outline-level="2">Glosář</text:h>
      <text:p text:style-name="P4"><text:span text:style-name="T4">Doporučení uživatelům</text:span><text:span text:style-name="T9"> – Cílená reklama místa organizace.</text:span></text:p>
      <text:p text:style-name="P5"><text:span text:style-name="T2">Fórum</text:span><text:span text:style-name="T1"> – Diskuzní fórum, kde uživatelé přidávají příspěvky na vybrané téma. </text:span><text:span text:style-name="T8">Téma</text:span><text:span text:style-name="T1"> se týká konkrétního místa.</text:span></text:p>
      <text:p text:style-name="P4"><text:span text:style-name="T4">Komerční organizace</text:span><text:span text:style-name="T9"> – viz 6.6 Organizace</text:span></text:p>
      <text:p text:style-name="P5"><text:span text:style-name="T2">Mapa</text:span><text:span text:style-name="T1"> – Objekt, ve kterém může uživatel označit navštívené místo nebo zobrazit výsledky hledání. Zajišťuje Google Maps.</text:span></text:p>
      <text:p text:style-name="P5"><text:span text:style-name="T2">Místo</text:span><text:span text:style-name="T1"> – </text:span><text:span text:style-name="T10">(Point of interest) </text:span><text:span text:style-name="T1">Objekt, který uživatel fyzicky navštivil a chce o něm zaznamenat informace.</text:span></text:p>
      <text:p text:style-name="P4"><text:span text:style-name="T4">Místo organizace</text:span><text:span text:style-name="T9"> – objekt, který je označen, že patří nějaké organizaci. Takové místo je možné více zviditelnit – za poplatek.</text:span></text:p>
      <text:p text:style-name="P5"><text:span text:style-name="T2">Mobilní aplikace</text:span><text:span text:style-name="T1"> – Aplikace, která zpřístupní systém přes smartphone.</text:span></text:p>
      <text:p text:style-name="P6"><text:span text:style-name="T3">Nepřihlášený uživatel</text:span><text:span text:style-name="T8"> – viz 6.2 Nepřihlášený uživatel.</text:span></text:p>
      <text:p text:style-name="P7"><text:span text:style-name="T6">Point of interest</text:span><text:span text:style-name="T11"> – viz místo.</text:span></text:p>
      <text:p text:style-name="P4"><text:span text:style-name="T4">Preference vyhledávání</text:span><text:span text:style-name="T9"> – při vyhledávání mají při zobrazení výsledků větší přednost místa organizace.</text:span></text:p>
      <text:p text:style-name="P5"><text:span text:style-name="T2">Příspěvek</text:span><text:span text:style-name="T1"> – Jedna zpráva přidaná uživatelm na fórum.</text:span></text:p>
      <text:p text:style-name="P8"><text:span text:style-name="T5">Reputace</text:span><text:span text:style-name="T10"> – Uživatel získává reputaci hodnocením jeho příspěvky jinými uživateli (+1 nebo -1 bod reputace). Celková reputace uživatele je dána součtem hodnocení všech příspěvků všemi uživateli. Vysoká reputace znamená vysokou důvěryhodnost příspěvků uživatele.</text:span></text:p>
      <text:p text:style-name="P4"><text:span text:style-name="T4">Tag</text:span><text:span text:style-name="T9"> – jakékoliv </text:span><text:span text:style-name="T10">klíčové slovo přiřazené místu</text:span></text:p>
      <text:p text:style-name="P6"><text:span text:style-name="T3">Trasa</text:span><text:span text:style-name="T8"> – viz Způsob dopravy.</text:span></text:p>
      <text:p text:style-name="P5"><text:span text:style-name="T2">Účet</text:span><text:span text:style-name="T1"> – Klasický uživatelský účet v aplikace, možnost přihlášení a odhlášení, uchování základních údajů (jméno, heslo, email, další informace).</text:span></text:p>
      <text:p text:style-name="P6"><text:span text:style-name="T3">Uživatel</text:span><text:span text:style-name="T8"> – viz 6.1 Běžný uživatel</text:span></text:p>
      <text:p text:style-name="P5"><text:span text:style-name="T2">Vyhledávání místa</text:span><text:span text:style-name="T1"> – Zobrazení míst jiných uživatelů, dle zadaného filtru.</text:span></text:p>
      <text:p text:style-name="P5"><text:span text:style-name="T2">Webová aplikace</text:span><text:span text:style-name="T1"> – Aplikace, která zpřístupní systém webový prohlížeč.</text:span></text:p>
      <text:p text:style-name="P6"><text:span text:style-name="T3">Způsob dopravy</text:span><text:span text:style-name="T8"> – posloupnost dopravních prostředků, jakými se uživatel dostal na nějaké místo. Včetně cen a časové náročnos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obyčejné" style:font-family-generic="swiss" style:font-pitch="variable"/>
    <style:font-face style:name="Verdana" svg:font-family="Verdana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499cm" fo:margin-right="0cm" fo:margin-top="0cm" fo:margin-bottom="0.101cm" style:contextual-spacing="false" fo:text-indent="-1.499cm" style:auto-text-indent="false">
        <style:tab-stops/>
      </style:paragraph-properties>
      <style:text-properties style:font-name="Verdana1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" fo:font-size="120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39:15.52</meta:creation-date>
    <dc:date>2013-10-29T16:57:00.61</dc:date>
    <meta:editing-duration>PT2H9M35S</meta:editing-duration>
    <meta:editing-cycles>18</meta:editing-cycles>
    <meta:generator>LibreOffice/4.0.5.2$Windows_x86 LibreOffice_project/5464147a081647a250913f19c0715bca595af2f</meta:generator>
    <meta:document-statistic meta:table-count="0" meta:image-count="0" meta:object-count="0" meta:page-count="4" meta:paragraph-count="103" meta:word-count="921" meta:character-count="6471" meta:non-whitespace-character-count="5700"/>
  </office:meta>
</office:document-meta>
</file>